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13bc1"/>
    </style:style>
    <style:style style:name="P2" style:family="paragraph" style:parent-style-name="Standard">
      <style:text-properties fo:font-size="14pt" style:font-size-asian="14pt" style:font-size-complex="14pt"/>
    </style:style>
    <style:style style:name="T1" style:family="text">
      <style:text-properties officeooo:rsid="00013b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officeooo:rsid="00013bc1" style:font-size-asian="15pt" style:font-size-complex="15pt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size="20pt" officeooo:rsid="00013bc1" style:font-size-asian="20pt" style:font-size-complex="20pt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1.01 - A</text:span><text:span text:style-name="Strong_20_Emphasis"><text:span text:style-name="T6">lgorithme du programme principal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P2">programme sudoku c'est</text:p>
      <text:p text:style-name="P2"/>
      <text:p text:style-name="P2">constante entier FIN := 1 ;</text:p>
      <text:p text:style-name="P2"/>
      <text:p text:style-name="P2">type tableau = tableau[9][9] de entier</text:p>
      <text:p text:style-name="P2"/>
      <text:p text:style-name="P2">debut</text:p>
      <text:p text:style-name="P2"><text:tab/>verifier : entier ;</text:p>
      <text:p text:style-name="P2"><text:tab/>grille , grilleModifiee : tableau ;</text:p>
      <text:p text:style-name="P2"><text:tab/></text:p>
      <text:p text:style-name="P2"><text:tab/>grille := ... ;</text:p>
      <text:p text:style-name="P2"><text:tab/></text:p>
      <text:p text:style-name="P2"><text:tab/>afficherGrille(entF grille) ;</text:p>
      <text:p text:style-name="P2"><text:tab/>grilleModifiee := remplirGrille(entF grille) ;</text:p>
      <text:p text:style-name="P2"><text:tab/>verifier = verifierSudoku(entF grilleModifiee);</text:p>
      <text:p text:style-name="P2"><text:tab/></text:p>
      <text:p text:style-name="P2"><text:tab/>tant que (verifier != FIN) faire</text:p>
      <text:p text:style-name="P2"><text:tab/><text:tab/>afficherGrille(entF grilleModifiee) ;</text:p>
      <text:p text:style-name="P2"><text:tab/><text:tab/>grilleModifiee := remplirGrille(entF grille) ;</text:p>
      <text:p text:style-name="P2"><text:tab/><text:tab/>verifier = verifierSudoku(entF grilleModifiee) ;</text:p>
      <text:p text:style-name="P2"><text:tab/>finFaire</text:p>
      <text:p text:style-name="P2"/>
      <text:p text:style-name="P2">fin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1:37:18.192566978</meta:creation-date>
    <dc:date>2023-11-04T11:40:33.863003980</dc:date>
    <meta:editing-duration>PT3M16S</meta:editing-duration>
    <meta:editing-cycles>1</meta:editing-cycles>
    <meta:document-statistic meta:table-count="0" meta:image-count="0" meta:object-count="0" meta:page-count="1" meta:paragraph-count="20" meta:word-count="69" meta:character-count="516" meta:non-whitespace-character-count="446"/>
    <meta:generator>LibreOffice/7.4.7.2$Linux_X86_64 LibreOffice_project/40$Build-2</meta:generator>
  </office:meta>
</office:document-meta>
</file>